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3.2153in" fo:margin-left="0in" fo:margin-top="0in" fo:margin-bottom="0in" table:align="left"/>
    </style:style>
    <style:style style:name="Table1.A" style:family="table-column">
      <style:table-column-properties style:column-width="1.1806in"/>
    </style:style>
    <style:style style:name="Table1.B" style:family="table-column">
      <style:table-column-properties style:column-width="2.034in"/>
    </style:style>
    <style:style style:name="Table1.1" style:family="table-row">
      <style:table-row-properties style:min-row-height="0.3576in" fo:keep-together="auto"/>
    </style:style>
    <style:style style:name="Table1.A1" style:family="table-cell">
      <style:table-cell-properties style:vertical-align="" fo:padding="0.0694in" fo:border="none"/>
    </style:style>
    <style:style style:name="Table2" style:family="table">
      <style:table-properties style:width="1.9861in" fo:margin-left="0in" fo:margin-top="0in" fo:margin-bottom="0in" table:align="left"/>
    </style:style>
    <style:style style:name="Table2.A" style:family="table-column">
      <style:table-column-properties style:column-width="1.0243in"/>
    </style:style>
    <style:style style:name="Table2.B" style:family="table-column">
      <style:table-column-properties style:column-width="0.9611in"/>
    </style:style>
    <style:style style:name="Table2.1" style:family="table-row">
      <style:table-row-properties style:min-row-height="0.3576in" fo:keep-together="auto"/>
    </style:style>
    <style:style style:name="Table2.A1" style:family="table-cell">
      <style:table-cell-properties style:vertical-align="" fo:padding="0.0694in" fo:border="none"/>
    </style:style>
    <style:style style:name="P1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" style:family="paragraph" style:parent-style-name="Standard" style:master-page-name="Standard">
      <style:paragraph-properties style:page-number="1"/>
    </style:style>
    <style:style style:name="P12" style:family="paragraph" style:parent-style-name="Heading_20_1">
      <style:paragraph-properties fo:margin-top="0.3335in" fo:margin-bottom="0.0835in" loext:contextual-spacing="false" fo:line-height="100%" fo:keep-together="auto" fo:keep-with-next="auto"/>
    </style:style>
    <style:style style:name="P13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14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7pt" fo:font-weight="bold" style:font-size-asian="17pt" style:font-weight-asian="bold" style:font-size-complex="17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188038" style:font-name="Roboto Mono" style:font-name-asian="Roboto Mono1" style:font-name-complex="Roboto Mono1"/>
    </style:style>
    <style:style style:name="T4" style:family="text">
      <style:text-properties fo:font-size="23pt" fo:font-weight="bold" style:font-size-asian="23pt" style:font-weight-asian="bold" style:font-size-complex="23pt" style:font-weight-complex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ssue Report: EKS Cluster Creation Failure in Shared VPC Due to Untagged Resource Cleanup</text:p>
      <text:p text:style-name="P14"><text:bookmark text:name="_e59rbenpaasj"/><text:span text:style-name="T1">1. Environment Details</text:span></text:p>
      <text:p text:style-name="Standard"><text:span text:style-name="T2">AWS Account (Application Account):</text:span></text:p>
      <text:p text:style-name="Standard"><text:span text:style-name="T3">998882071977</text:span></text:p>
      <text:p text:style-name="Standard"><text:span text:style-name="T2">VPC ID:</text:span></text:p>
      <text:p text:style-name="Standard"><text:span text:style-name="T3">vpc-0c083e654bac0e84a</text:span></text:p>
      <text:p text:style-name="Standard"><text:span text:style-name="T2">VPC Owner Account:</text:span></text:p>
      <text:p text:style-name="Standard"><text:span text:style-name="T3">743408735039</text:span> (Shared via AWS RAM)</text:p>
      <text:p text:style-name="Standard">This indicates that the VPC is part of a <text:span text:style-name="T2">Shared VPC architecture</text:span>, where the VPC is owned by a centralized networking account and shared with the application account.</text:p>
      <text:p text:style-name="Standard"><draw:rect text:anchor-type="as-char" style:rel-width="100%" draw:z-index="0" draw:style-name="gr1" draw:text-style-name="P15" svg:width="0.0012in" svg:height="0.0213in"><text:p/></draw:rect></text:p>
      <text:p text:style-name="P12"><text:bookmark text:name="_8sefgonrit4w"/><text:span text:style-name="T4">2. EKS Cluster Deployment Method</text:span></text:p>
      <text:p text:style-name="Standard">The EKS cluster is created using the <text:span text:style-name="T2">Terraform automation API exposed through Swagger UI</text:span>.</text:p>
      <text:p text:style-name="Standard">API Documentation:</text:p>
      <text:p text:style-name="Standard"><text:a xlink:type="simple" xlink:href="https://ansibleplus.verizon.com/cloud/apidocs/#/Terraform%20Common/api.terraform_common.createStack" text:style-name="ListLabel_20_37" text:visited-style-name="ListLabel_20_37"><text:span text:style-name="T5">https://ansibleplus.verizon.com/cloud/apidocs/#/Terraform%20Common/api.terraform_common.createStack</text:span></text:a></text:p>
      <text:p text:style-name="P13"><text:bookmark text:name="_avgvkfst0ggy"/><text:span text:style-name="T6">Parameters used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Standard">Parameter</text:p>
          </table:table-cell>
          <table:table-cell table:style-name="Table1.A1" office:value-type="string">
            <text:p text:style-name="Standard">Value</text:p>
          </table:table-cell>
        </table:table-row>
        <table:table-row table:style-name="Table1.1">
          <table:table-cell table:style-name="Table1.A1" office:value-type="string">
            <text:p text:style-name="Standard">Cloud Provider</text:p>
          </table:table-cell>
          <table:table-cell table:style-name="Table1.A1" office:value-type="string">
            <text:p text:style-name="Standard">aws</text:p>
          </table:table-cell>
        </table:table-row>
        <table:table-row table:style-name="Table1.1">
          <table:table-cell table:style-name="Table1.A1" office:value-type="string">
            <text:p text:style-name="Standard">Region</text:p>
          </table:table-cell>
          <table:table-cell table:style-name="Table1.A1" office:value-type="string">
            <text:p text:style-name="Standard">us-east-1</text:p>
          </table:table-cell>
        </table:table-row>
        <table:table-row table:style-name="Table1.1">
          <table:table-cell table:style-name="Table1.A1" office:value-type="string">
            <text:p text:style-name="Standard">Account Name</text:p>
          </table:table-cell>
          <table:table-cell table:style-name="Table1.A1" office:value-type="string">
            <text:p text:style-name="Standard">vz-itnp-k20v-cnsa2</text:p>
          </table:table-cell>
        </table:table-row>
        <table:table-row table:style-name="Table1.1">
          <table:table-cell table:style-name="Table1.A1" office:value-type="string">
            <text:p text:style-name="Standard">Stack Name</text:p>
          </table:table-cell>
          <table:table-cell table:style-name="Table1.A1" office:value-type="string">
            <text:p text:style-name="Standard">eks-pagidhe-001-k0xv-npge</text:p>
          </table:table-cell>
        </table:table-row>
        <table:table-row table:style-name="Table1.1">
          <table:table-cell table:style-name="Table1.A1" office:value-type="string">
            <text:p text:style-name="Standard">VSAD</text:p>
          </table:table-cell>
          <table:table-cell table:style-name="Table1.A1" office:value-type="string">
            <text:p text:style-name="Standard">K0XV</text:p>
          </table:table-cell>
        </table:table-row>
      </table:table>
      <text:p text:style-name="Standard"><draw:rect text:anchor-type="as-char" style:rel-width="100%" draw:z-index="1" draw:style-name="gr1" draw:text-style-name="P15" svg:width="0.0012in" svg:height="0.0213in"><text:p/></draw:rect></text:p>
      <text:p text:style-name="P13"><text:bookmark text:name="_bs9y0588i28s"/><text:span text:style-name="T6">Request Body Used</text:span></text:p>
      <text:p text:style-name="Standard">{</text:p>
      <text:p text:style-name="Standard"><text:s/>"GitRepoUrl": "git@gitlab.verizon.com:eks/2.0.git",</text:p>
      <text:p text:style-name="Standard"><text:s/>"GitBranch": "feature/eks-terraform",</text:p>
      <text:p text:style-name="Standard"><text:s/>"TemplDir": "eks-terraform-2.0/",</text:p>
      <text:p text:style-name="Standard"><text:s/>"OwnerId": "pagidhe",</text:p>
      <text:p text:style-name="Standard"><text:s/>"StackAction": "CreateOrUpdate",</text:p>
      <text:p text:style-name="Standard"><text:s/>"StackProtection": "Off",</text:p>
      <text:p text:style-name="Standard"><text:s/>"TfVersion": "Terraform_1.5.x",</text:p>
      <text:p text:style-name="Standard"><text:s/>"TfRefresh": true,</text:p>
      <text:p text:style-name="Standard"><text:s/>"TfDynamicParams": {},</text:p>
      <text:p text:style-name="Standard"><text:s/>"TfVarsFile": "terraform.tfvars.json",</text:p>
      <text:p text:style-name="Standard"><text:s/>"PlanOnly": false,</text:p>
      <text:p text:style-name="Standard"><text:s/>"clientContext": {</text:p>
      <text:p text:style-name="Standard"><text:s text:c="3"/>"clientUrl": "https://jenkins-gts.vpc.verizon.com/gts/job/GTS.H9VV.AIS.Team/job/ITCS.H9VV.AIS.SomeJob/525/"</text:p>
      <text:p text:style-name="Standard"><text:s/>}</text:p>
      <text:p text:style-name="Standard">}</text:p>
      <text:p text:style-name="Standard">The Terraform job consumes variables from <text:span text:style-name="T2">terraform.tfvars.json</text:span>, which includes:</text:p>
      <text:list xml:id="list444072107" text:style-name="WWNum2">
        <text:list-item>
          <text:p text:style-name="P1">EKS version</text:p>
        </text:list-item>
        <text:list-item>
          <text:p text:style-name="P4"><text:soft-page-break/>tags</text:p>
        </text:list-item>
        <text:list-item>
          <text:p text:style-name="P4">subnet IDs</text:p>
        </text:list-item>
        <text:list-item>
          <text:p text:style-name="P4">VPC ID</text:p>
        </text:list-item>
        <text:list-item>
          <text:p text:style-name="P8">networking configuration</text:p>
        </text:list-item>
      </text:list>
      <text:p text:style-name="Standard">No networking resources are created by Terraform because networking is managed centrally.</text:p>
      <text:p text:style-name="Standard"><draw:rect text:anchor-type="as-char" style:rel-width="100%" draw:z-index="2" draw:style-name="gr1" draw:text-style-name="P15" svg:width="0.0012in" svg:height="0.0213in"><text:p/></draw:rect></text:p>
      <text:p text:style-name="P12"><text:bookmark text:name="_pb9lbq2im6qm"/><text:span text:style-name="T4">3. Terraform Security Scan Limitation</text:span></text:p>
      <text:p text:style-name="Standard">During the Terraform pipeline execution, a <text:span text:style-name="T2">security scan check fails</text:span>.</text:p>
      <text:p text:style-name="P13"><text:bookmark text:name="_72ps1wd17wcg"/><text:span text:style-name="T6">Failed Check</text:span></text:p>
      <text:p text:style-name="Standard">CKV_AWS_339</text:p>
      <text:p text:style-name="Standard">Ensure EKS clusters run on a supported Kubernetes version</text:p>
      <text:p text:style-name="P13"><text:bookmark text:name="_kqwn14c9qgmc"/><text:span text:style-name="T6">Observed Behavior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EKS Version</text:p>
          </table:table-cell>
          <table:table-cell table:style-name="Table2.A1" office:value-type="string">
            <text:p text:style-name="Standard">Result</text:p>
          </table:table-cell>
        </table:table-row>
        <table:table-row table:style-name="Table2.1">
          <table:table-cell table:style-name="Table2.A1" office:value-type="string">
            <text:p text:style-name="Standard">1.34</text:p>
          </table:table-cell>
          <table:table-cell table:style-name="Table2.A1" office:value-type="string">
            <text:p text:style-name="Standard">Scan Fails</text:p>
          </table:table-cell>
        </table:table-row>
        <table:table-row table:style-name="Table2.1">
          <table:table-cell table:style-name="Table2.A1" office:value-type="string">
            <text:p text:style-name="Standard">1.33</text:p>
          </table:table-cell>
          <table:table-cell table:style-name="Table2.A1" office:value-type="string">
            <text:p text:style-name="Standard">Scan Passes</text:p>
          </table:table-cell>
        </table:table-row>
      </table:table>
      <text:p text:style-name="P13"><text:bookmark text:name="_nmprrh5tg946"/><text:span text:style-name="T6">Root Cause</text:span></text:p>
      <text:p text:style-name="Standard">The security scanner currently only recognizes <text:span text:style-name="T2">EKS versions up to 1.33</text:span> as supported.</text:p>
      <text:p text:style-name="Standard">However, AWS currently supports newer versions such as <text:span text:style-name="T2">1.34</text:span>.</text:p>
      <text:p text:style-name="P13"><text:bookmark text:name="_cm6zivhzds6m"/><text:span text:style-name="T6">Required Change</text:span></text:p>
      <text:p text:style-name="Standard">The scanner rule should be updated to allow:</text:p>
      <text:p text:style-name="Standard">EKS version &gt;= 1.34</text:p>
      <text:p text:style-name="Standard"><text:soft-page-break/>or updated dynamically based on AWS supported versions.</text:p>
      <text:p text:style-name="Standard"><draw:rect text:anchor-type="as-char" style:rel-width="100%" draw:z-index="3" draw:style-name="gr1" draw:text-style-name="P15" svg:width="0.0012in" svg:height="0.0213in"><text:p/></draw:rect></text:p>
      <text:p text:style-name="P12"><text:bookmark text:name="_9f84vcyddqua"/><text:span text:style-name="T4">4. Additional Issue: Cleanup Lambda Removing Untagged Resources</text:span></text:p>
      <text:p text:style-name="Standard">During EKS cluster creation another issue was observed.</text:p>
      <text:p text:style-name="Standard">A <text:span text:style-name="T2">cleanup Lambda function</text:span> exists in the shared networking environment which <text:span text:style-name="T2">automatically deletes resources that do not have tags</text:span>.</text:p>
      <text:p text:style-name="Standard">This cleanup occurs <text:span text:style-name="T2">almost instantly</text:span>.</text:p>
      <text:p text:style-name="Standard"><draw:rect text:anchor-type="as-char" style:rel-width="100%" draw:z-index="4" draw:style-name="gr1" draw:text-style-name="P15" svg:width="0.0012in" svg:height="0.0213in"><text:p/></draw:rect></text:p>
      <text:p text:style-name="P12"><text:bookmark text:name="_juq2y37lfnt5"/><text:span text:style-name="T4">5. EKS Cluster Creation Behavior</text:span></text:p>
      <text:p text:style-name="Standard">When Terraform creates an EKS cluster, AWS internally creates certain resources automatically.</text:p>
      <text:p text:style-name="Standard">One of these is the <text:span text:style-name="T2">cluster security group</text:span>.</text:p>
      <text:p text:style-name="Standard">Example name pattern:</text:p>
      <text:p text:style-name="Standard">eks-cluster-sg-&lt;cluster-name&gt;-&lt;random&gt;</text:p>
      <text:p text:style-name="Standard">These resources are created by <text:span text:style-name="T2">AWS EKS service itself</text:span>, not Terraform.</text:p>
      <text:p text:style-name="Standard">Initially these resources may appear <text:span text:style-name="T2">without tags for a short duration</text:span>.</text:p>
      <text:p text:style-name="Standard"><draw:rect text:anchor-type="as-char" style:rel-width="100%" draw:z-index="5" draw:style-name="gr1" draw:text-style-name="P15" svg:width="0.0012in" svg:height="0.0213in"><text:p/></draw:rect></text:p>
      <text:p text:style-name="P12"><text:bookmark text:name="_ddzzf22outpc"/><text:span text:style-name="T4">6. Failure Sequence</text:span></text:p>
      <text:p text:style-name="Standard">The failure occurs due to the following sequence:</text:p>
      <text:p text:style-name="Standard">Terraform → Create EKS cluster</text:p>
      <text:p text:style-name="Standard"><text:s text:c="7"/>↓</text:p>
      <text:p text:style-name="Standard">AWS → Creates cluster security group</text:p>
      <text:p text:style-name="Standard"><text:s text:c="7"/>↓</text:p>
      <text:p text:style-name="Standard"><text:soft-page-break/>Cleanup Lambda → detects untagged resource</text:p>
      <text:p text:style-name="Standard"><text:s text:c="7"/>↓</text:p>
      <text:p text:style-name="Standard">Cleanup Lambda → deletes security group</text:p>
      <text:p text:style-name="Standard"><text:s text:c="7"/>↓</text:p>
      <text:p text:style-name="Standard">EKS cluster creation fails</text:p>
      <text:p text:style-name="Standard">Because the <text:span text:style-name="T2">security group is deleted immediately</text:span>, the cluster provisioning cannot complete.</text:p>
      <text:p text:style-name="Standard"><draw:rect text:anchor-type="as-char" style:rel-width="100%" draw:z-index="6" draw:style-name="gr1" draw:text-style-name="P15" svg:width="0.0012in" svg:height="0.0213in"><text:p/></draw:rect></text:p>
      <text:p text:style-name="P12"><text:bookmark text:name="_2quysvudtg77"/><text:span text:style-name="T4">7. Likely Lambda Trigger Mechanism</text:span></text:p>
      <text:p text:style-name="Standard">Since the deletion happens almost instantly, the Lambda function is likely triggered by one of the following:</text:p>
      <text:list xml:id="list2661239643" text:style-name="WWNum3">
        <text:list-item>
          <text:p text:style-name="P2">EventBridge rule</text:p>
        </text:list-item>
        <text:list-item>
          <text:p text:style-name="P5">CloudTrail event trigger</text:p>
        </text:list-item>
        <text:list-item>
          <text:p text:style-name="P9">Very short scheduled execution</text:p>
        </text:list-item>
      </text:list>
      <text:p text:style-name="Standard">This strict behavior causes <text:span text:style-name="T2">legitimate AWS-managed resources to be deleted prematurely</text:span>.</text:p>
      <text:p text:style-name="Standard"><draw:rect text:anchor-type="as-char" style:rel-width="100%" draw:z-index="7" draw:style-name="gr1" draw:text-style-name="P15" svg:width="0.0012in" svg:height="0.0213in"><text:p/></draw:rect></text:p>
      <text:p text:style-name="P12"><text:bookmark text:name="_xheq4cgwivh"/><text:span text:style-name="T4">8. IAM Role Used for EKS Cluster Creation</text:span></text:p>
      <text:p text:style-name="Standard">The EKS cluster is created using the following role:</text:p>
      <text:p text:style-name="Standard">arn:aws:iam::998882071977:role/Vz-ServiceRoleForAmazonEKS</text:p>
      <text:p text:style-name="Standard">This role is assumed during cluster provisioning.</text:p>
      <text:p text:style-name="Standard"><draw:rect text:anchor-type="as-char" style:rel-width="100%" draw:z-index="8" draw:style-name="gr1" draw:text-style-name="P15" svg:width="0.0012in" svg:height="0.0213in"><text:p/></draw:rect></text:p>
      <text:p text:style-name="P12"><text:bookmark text:name="_piksxkkfi4al"/><text:span text:style-name="T4">9. Recommended Solutions</text:span></text:p>
      <text:p text:style-name="P14"><text:bookmark text:name="_ix08ezd39t0g"/><text:span text:style-name="T1">Solution 1 (Recommended)</text:span></text:p>
      <text:p text:style-name="Standard"><text:soft-page-break/>Whitelist resources created by the <text:span text:style-name="T2">EKS service</text:span>.</text:p>
      <text:p text:style-name="Standard">Possible conditions:</text:p>
      <text:p text:style-name="Standard">Allow resources created by:</text:p>
      <text:p text:style-name="Standard">eks.amazonaws.com</text:p>
      <text:p text:style-name="Standard">or</text:p>
      <text:p text:style-name="Standard">arn:aws:iam::998882071977:role/Vz-ServiceRoleForAmazonEKS</text:p>
      <text:p text:style-name="Standard"><draw:rect text:anchor-type="as-char" style:rel-width="100%" draw:z-index="9" draw:style-name="gr1" draw:text-style-name="P15" svg:width="0.0012in" svg:height="0.0213in"><text:p/></draw:rect></text:p>
      <text:p text:style-name="P14"><text:bookmark text:name="_aoyhk5pkqq9"/><text:span text:style-name="T1">Solution 2</text:span></text:p>
      <text:p text:style-name="Standard">Ignore resources containing the tag:</text:p>
      <text:p text:style-name="Standard">aws:eks:cluster-name</text:p>
      <text:p text:style-name="Standard">These tags are automatically applied by AWS for EKS resources.</text:p>
      <text:p text:style-name="Standard"><draw:rect text:anchor-type="as-char" style:rel-width="100%" draw:z-index="10" draw:style-name="gr1" draw:text-style-name="P15" svg:width="0.0012in" svg:height="0.0213in"><text:p/></draw:rect></text:p>
      <text:p text:style-name="P14"><text:bookmark text:name="_3qegvpagnmfr"/><text:span text:style-name="T1">Solution 3</text:span></text:p>
      <text:p text:style-name="Standard">Ignore security groups matching the naming pattern:</text:p>
      <text:p text:style-name="Standard">eks-cluster-sg-</text:p>
      <text:p text:style-name="Standard">These are automatically generated by AWS during cluster provisioning.</text:p>
      <text:p text:style-name="Standard"><draw:rect text:anchor-type="as-char" style:rel-width="100%" draw:z-index="11" draw:style-name="gr1" draw:text-style-name="P15" svg:width="0.0012in" svg:height="0.0213in"><text:p/></draw:rect></text:p>
      <text:p text:style-name="P14"><text:bookmark text:name="_i4jlraxvvgvj"/><text:span text:style-name="T1">Solution 4 (Best Practice)</text:span></text:p>
      <text:p text:style-name="Standard">Introduce a <text:span text:style-name="T2">grace period before deleting untagged resources</text:span>.</text:p>
      <text:p text:style-name="Standard">Example logic:</text:p>
      <text:p text:style-name="Standard">If resource has no tags AND resource age &gt; 60 minutes → delete</text:p>
      <text:p text:style-name="Standard"><text:soft-page-break/>This gives AWS services sufficient time to attach tags.</text:p>
      <text:p text:style-name="Standard"><draw:rect text:anchor-type="as-char" style:rel-width="100%" draw:z-index="12" draw:style-name="gr1" draw:text-style-name="P15" svg:width="0.0012in" svg:height="0.0213in"><text:p/></draw:rect></text:p>
      <text:p text:style-name="P12"><text:bookmark text:name="_3os7jaauvpmk"/><text:span text:style-name="T4">10. Summary</text:span></text:p>
      <text:p text:style-name="Standard">Two issues are currently impacting EKS cluster provisioning:</text:p>
      <text:p text:style-name="P13"><text:bookmark text:name="_ce7chhv5b7vd"/><text:span text:style-name="T6">1️⃣ Security Scanner Limitation</text:span></text:p>
      <text:p text:style-name="Standard">The Terraform scanner only allows EKS versions <text:span text:style-name="T2">≤ 1.33</text:span>.</text:p>
      <text:p text:style-name="Standard">This should be updated to allow newer supported versions.</text:p>
      <text:p text:style-name="P13"><text:bookmark text:name="_sgh4rycr0grl"/><text:span text:style-name="T6">2️⃣ Untagged Resource Cleanup</text:span></text:p>
      <text:p text:style-name="Standard">The cleanup Lambda deletes AWS-generated EKS resources before tags are applied, which causes cluster creation to fail.</text:p>
      <text:p text:style-name="Standard"><draw:rect text:anchor-type="as-char" style:rel-width="100%" draw:z-index="13" draw:style-name="gr1" draw:text-style-name="P15" svg:width="0.0012in" svg:height="0.0213in"><text:p/></draw:rect></text:p>
      <text:p text:style-name="P12"><text:bookmark text:name="_okz915idvrt"/><text:span text:style-name="T4">11. Required Actions</text:span></text:p>
      <text:list xml:id="list878319493" text:style-name="WWNum4">
        <text:list-item>
          <text:p text:style-name="P3">Update the security scanner rule to support <text:span text:style-name="T2">EKS version 1.34 and above</text:span>.</text:p>
        </text:list-item>
        <text:list-item>
          <text:p text:style-name="P6">Modify the cleanup Lambda to:</text:p>
        </text:list-item>
      </text:list>
      <text:list xml:id="list4037959308" text:style-name="WWNum1">
        <text:list-item>
          <text:p text:style-name="P7">Ignore resources created by <text:span text:style-name="T2">EKS</text:span></text:p>
        </text:list-item>
        <text:list-item>
          <text:p text:style-name="P7">Ignore security groups with prefix <text:span text:style-name="T2">eks-cluster-sg-</text:span></text:p>
        </text:list-item>
        <text:list-item>
          <text:p text:style-name="P10">Allow a <text:span text:style-name="T2">grace period before deleting untagged resources</text:span>.</text:p>
        </text:list-item>
      </text:list>
      <text:p text:style-name="Standard"><draw:rect text:anchor-type="as-char" style:rel-width="100%" draw:z-index="14" draw:style-name="gr1" draw:text-style-name="P15" svg:width="0.0012in" svg:height="0.0213in"><text:p/></draw:rect>If implemented, these changes will allow <text:span text:style-name="T2">EKS clusters to be provisioned successfully in the shared VPC environment</text:span> while still maintaining tagging compliance policies.</text:p>
      <text:p text:style-name="Standard"><draw:rect text:anchor-type="as-char" style:rel-width="100%" draw:z-index="15" draw:style-name="gr1" draw:text-style-name="P15" svg:width="0.0012in" svg:height="0.0213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7" meta:paragraph-count="152" meta:word-count="681" meta:character-count="5040" meta:non-whitespace-character-count="4465"/>
    <meta:generator>LibreOfficeDev/6.0.5.2$Linux_X86_64 LibreOffice_project/</meta:generator>
  </office:meta>
</office:document-meta>
</file>